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700000109A3987F8A6BE270E2.png" manifest:media-type="image/png"/>
  <manifest:file-entry manifest:full-path="Pictures/10000000000004030000021CB7E8B6B280ADBCC2.png" manifest:media-type="image/png"/>
  <manifest:file-entry manifest:full-path="Pictures/1000000000000186000001392310F94743F3C3F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e0e7" officeooo:paragraph-rsid="0014e0e7"/>
    </style:style>
    <style:style style:name="P2" style:family="paragraph" style:parent-style-name="Standard">
      <style:text-properties officeooo:rsid="0014e0e7" officeooo:paragraph-rsid="0014e0e7"/>
    </style:style>
    <style:style style:name="P3" style:family="paragraph" style:parent-style-name="Standard">
      <style:text-properties officeooo:rsid="00155de2" officeooo:paragraph-rsid="00155d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in" svg:y="0.502in" svg:width="6.6929in" svg:height="3.5189in" draw:z-index="0"><draw:image xlink:href="Pictures/10000000000004030000021CB7E8B6B280ADBCC2.png" xlink:type="simple" xlink:show="embed" xlink:actuate="onLoad" loext:mime-type="image/png"/></draw:frame>TIPE-TIPE GARIS</text:p>
      <text:p text:style-name="P1"/>
      <text:p text:style-name="P1"/>
      <text:p text:style-name="P1"/>
      <text:p text:style-name="P3"/>
      <text:p text:style-name="P3"/>
      <text:p text:style-name="P3">JENIS-JENIS WARNA</text:p>
      <text:p text:style-name="P1"><draw:frame draw:style-name="fr1" draw:name="Image3" text:anchor-type="paragraph" svg:x="0.0555in" svg:y="0.1835in" svg:width="5.4161in" svg:height="4.3465in" draw:z-index="2"><draw:image xlink:href="Pictures/1000000000000186000001392310F94743F3C3F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<draw:frame draw:style-name="fr1" draw:name="Image2" text:anchor-type="paragraph" svg:x="0.1043in" svg:y="0.3252in" svg:width="6.6929in" svg:height="3.4173in" draw:z-index="1"><draw:image xlink:href="Pictures/100000000000020700000109A3987F8A6BE270E2.png" xlink:type="simple" xlink:show="embed" xlink:actuate="onLoad" loext:mime-type="image/png"/></draw:frame>AXIS dan Penjelasan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5T22:30:57.420991757</meta:creation-date>
    <dc:date>2020-05-25T22:58:11.346282128</dc:date>
    <meta:editing-duration>PT1M37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2" meta:paragraph-count="3" meta:word-count="7" meta:character-count="51" meta:non-whitespace-character-count="47"/>
  </office:meta>
</office:document-meta>
</file>